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609cm"/>
        </style:tab-stops>
      </style:paragraph-properties>
      <style:text-properties officeooo:rsid="0016adf3" officeooo:paragraph-rsid="0016adf3"/>
    </style:style>
    <style:style style:name="P2" style:family="paragraph" style:parent-style-name="Standard">
      <style:text-properties officeooo:rsid="00171cab" officeooo:paragraph-rsid="00171cab"/>
    </style:style>
    <style:style style:name="P3" style:family="paragraph" style:parent-style-name="Standard">
      <style:text-properties officeooo:rsid="001f74cc" officeooo:paragraph-rsid="001f74cc"/>
    </style:style>
    <style:style style:name="P4" style:family="paragraph" style:parent-style-name="Standard">
      <style:text-properties officeooo:rsid="002132e0" officeooo:paragraph-rsid="002132e0"/>
    </style:style>
    <style:style style:name="P5" style:family="paragraph" style:parent-style-name="Standard">
      <style:text-properties officeooo:rsid="002132e0" officeooo:paragraph-rsid="0021682c"/>
    </style:style>
    <style:style style:name="P6" style:family="paragraph" style:parent-style-name="Standard">
      <style:text-properties officeooo:rsid="002132e0" officeooo:paragraph-rsid="0022e15a"/>
    </style:style>
    <style:style style:name="P7" style:family="paragraph" style:parent-style-name="Standard" style:master-page-name="">
      <style:paragraph-properties fo:margin-left="-0.4cm" fo:margin-right="0cm" fo:text-indent="0cm" style:auto-text-indent="false" style:page-number="auto">
        <style:tab-stops>
          <style:tab-stop style:position="1.005cm"/>
        </style:tab-stops>
      </style:paragraph-properties>
      <style:text-properties officeooo:rsid="0016adf3" officeooo:paragraph-rsid="0016adf3"/>
    </style:style>
    <style:style style:name="P8" style:family="paragraph" style:parent-style-name="Standard">
      <style:paragraph-properties fo:margin-left="-0.4cm" fo:margin-right="0cm" fo:text-indent="0cm" style:auto-text-indent="false"/>
      <style:text-properties officeooo:rsid="0016adf3" officeooo:paragraph-rsid="0016adf3"/>
    </style:style>
    <style:style style:name="P9" style:family="paragraph" style:parent-style-name="Standard">
      <style:paragraph-properties fo:margin-left="-0.4cm" fo:margin-right="0cm" fo:text-indent="0cm" style:auto-text-indent="false">
        <style:tab-stops>
          <style:tab-stop style:position="1.005cm"/>
        </style:tab-stops>
      </style:paragraph-properties>
      <style:text-properties officeooo:rsid="0016adf3" officeooo:paragraph-rsid="0016adf3"/>
    </style:style>
    <style:style style:name="P10" style:family="paragraph" style:parent-style-name="Standard">
      <style:paragraph-properties fo:margin-left="-0.4cm" fo:margin-right="0cm" fo:text-indent="0cm" style:auto-text-indent="false">
        <style:tab-stops>
          <style:tab-stop style:position="1.508cm"/>
          <style:tab-stop style:position="1.588cm"/>
        </style:tab-stops>
      </style:paragraph-properties>
      <style:text-properties officeooo:rsid="0016adf3" officeooo:paragraph-rsid="0016adf3"/>
    </style:style>
    <style:style style:name="P11" style:family="paragraph" style:parent-style-name="Standard">
      <style:paragraph-properties fo:margin-left="-0.4cm" fo:margin-right="0cm" fo:text-indent="0cm" style:auto-text-indent="false">
        <style:tab-stops>
          <style:tab-stop style:position="0.397cm"/>
          <style:tab-stop style:position="1.402cm"/>
        </style:tab-stops>
      </style:paragraph-properties>
      <style:text-properties officeooo:rsid="0016adf3" officeooo:paragraph-rsid="0016adf3"/>
    </style:style>
    <style:style style:name="P12" style:family="paragraph" style:parent-style-name="Standard">
      <style:paragraph-properties fo:margin-left="-0.4cm" fo:margin-right="0cm" fo:text-indent="0cm" style:auto-text-indent="false">
        <style:tab-stops>
          <style:tab-stop style:position="1.111cm"/>
        </style:tab-stops>
      </style:paragraph-properties>
      <style:text-properties officeooo:rsid="0016adf3" officeooo:paragraph-rsid="0016adf3"/>
    </style:style>
    <style:style style:name="P13" style:family="paragraph" style:parent-style-name="Standard">
      <style:paragraph-properties fo:margin-left="-0.4cm" fo:margin-right="0cm" fo:text-indent="0cm" style:auto-text-indent="false">
        <style:tab-stops>
          <style:tab-stop style:position="2.196cm"/>
        </style:tab-stops>
      </style:paragraph-properties>
      <style:text-properties officeooo:rsid="0016adf3" officeooo:paragraph-rsid="0016adf3"/>
    </style:style>
    <style:style style:name="P14" style:family="paragraph" style:parent-style-name="Standard">
      <style:paragraph-properties fo:margin-left="-0.4cm" fo:margin-right="0cm" fo:text-indent="0cm" style:auto-text-indent="false">
        <style:tab-stops>
          <style:tab-stop style:position="1.005cm"/>
        </style:tab-stops>
      </style:paragraph-properties>
      <style:text-properties officeooo:rsid="00171cab" officeooo:paragraph-rsid="00171cab"/>
    </style:style>
    <style:style style:name="P15" style:family="paragraph" style:parent-style-name="Standard">
      <style:text-properties officeooo:rsid="0016adf3" officeooo:paragraph-rsid="0016adf3"/>
    </style:style>
    <style:style style:name="P16" style:family="paragraph" style:parent-style-name="Standard">
      <style:text-properties officeooo:rsid="00273b8d" officeooo:paragraph-rsid="00273b8d"/>
    </style:style>
    <style:style style:name="P17" style:family="paragraph" style:parent-style-name="Standard" style:list-style-name="L1">
      <style:text-properties officeooo:rsid="00273b8d" officeooo:paragraph-rsid="00273b8d"/>
    </style:style>
    <style:style style:name="P18" style:family="paragraph" style:parent-style-name="Standard">
      <style:text-properties style:text-underline-style="solid" style:text-underline-width="auto" style:text-underline-color="font-color" officeooo:rsid="00273b8d" officeooo:paragraph-rsid="00273b8d"/>
    </style:style>
    <style:style style:name="P19" style:family="paragraph" style:parent-style-name="Standard">
      <style:text-properties style:text-underline-style="solid" style:text-underline-width="auto" style:text-underline-color="font-color" officeooo:rsid="0019e97e" officeooo:paragraph-rsid="0019e97e"/>
    </style:style>
    <style:style style:name="P20" style:family="paragraph" style:parent-style-name="Standard">
      <style:text-properties officeooo:rsid="00171cab" officeooo:paragraph-rsid="002938d0"/>
    </style:style>
    <style:style style:name="P21" style:family="paragraph" style:parent-style-name="Standard">
      <style:text-properties officeooo:rsid="00171cab" officeooo:paragraph-rsid="00171cab"/>
    </style:style>
    <style:style style:name="P22" style:family="paragraph" style:parent-style-name="Standard">
      <style:text-properties officeooo:rsid="002938d0" officeooo:paragraph-rsid="002938d0"/>
    </style:style>
    <style:style style:name="P23" style:family="paragraph" style:parent-style-name="Standard">
      <style:text-properties style:text-underline-style="none" officeooo:rsid="002938d0" officeooo:paragraph-rsid="002938d0"/>
    </style:style>
    <style:style style:name="P24" style:family="paragraph" style:parent-style-name="Standard" style:list-style-name="L2">
      <style:text-properties style:text-underline-style="none" officeooo:rsid="002938d0" officeooo:paragraph-rsid="002938d0"/>
    </style:style>
    <style:style style:name="P25" style:family="paragraph" style:parent-style-name="Standard">
      <style:text-properties officeooo:rsid="001f74cc" officeooo:paragraph-rsid="001f74cc"/>
    </style:style>
    <style:style style:name="P26" style:family="paragraph" style:parent-style-name="Standard">
      <style:text-properties officeooo:rsid="001f74cc" officeooo:paragraph-rsid="002938d0"/>
    </style:style>
    <style:style style:name="P27" style:family="paragraph" style:parent-style-name="Standard">
      <style:text-properties officeooo:rsid="001f74cc" officeooo:paragraph-rsid="00293a27"/>
    </style:style>
    <style:style style:name="P28" style:family="paragraph" style:parent-style-name="Standard">
      <style:text-properties officeooo:rsid="002132e0" officeooo:paragraph-rsid="002132e0"/>
    </style:style>
    <style:style style:name="P29" style:family="paragraph" style:parent-style-name="Standard">
      <style:text-properties officeooo:rsid="002132e0" officeooo:paragraph-rsid="00293a27"/>
    </style:style>
    <style:style style:name="T1" style:family="text">
      <style:text-properties officeooo:rsid="00171cab"/>
    </style:style>
    <style:style style:name="T2" style:family="text">
      <style:text-properties officeooo:rsid="0018a41b"/>
    </style:style>
    <style:style style:name="T3" style:family="text">
      <style:text-properties officeooo:rsid="0019e97e"/>
    </style:style>
    <style:style style:name="T4" style:family="text">
      <style:text-properties officeooo:rsid="001d431f"/>
    </style:style>
    <style:style style:name="T5" style:family="text">
      <style:text-properties officeooo:rsid="001eed19"/>
    </style:style>
    <style:style style:name="T6" style:family="text">
      <style:text-properties officeooo:rsid="001f74cc"/>
    </style:style>
    <style:style style:name="T7" style:family="text">
      <style:text-properties officeooo:rsid="002132e0"/>
    </style:style>
    <style:style style:name="T8" style:family="text">
      <style:text-properties officeooo:rsid="0021682c"/>
    </style:style>
    <style:style style:name="T9" style:family="text">
      <style:text-properties officeooo:rsid="0022e15a"/>
    </style:style>
    <style:style style:name="T10" style:family="text">
      <style:text-properties officeooo:rsid="00273b8d"/>
    </style:style>
    <style:style style:name="T11" style:family="text">
      <style:text-properties officeooo:rsid="002938d0"/>
    </style:style>
    <style:style style:name="T12" style:family="text">
      <style:text-properties officeooo:rsid="00293a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OMP 261 2016</text:p>
      <text:p text:style-name="P16">Assignment 2</text:p>
      <text:p text:style-name="P16">by Anna Lezhikova</text:p>
      <text:p text:style-name="P16">300398605</text:p>
      <text:p text:style-name="P16"/>
      <text:p text:style-name="P16">Auckland road map: shortest path search, articulation points. </text:p>
      <text:p text:style-name="P15"/>
      <text:p text:style-name="P16">Main file for this app is MapDrawer.java</text:p>
      <text:p text:style-name="P16"/>
      <text:p text:style-name="P18">Shortest path search</text:p>
      <text:p text:style-name="P16">To find the path click on Findroute button and follow the instructions in the output box. To remove the highlight click on the map anywhere.</text:p>
      <text:p text:style-name="P22">The path will show the way according to active direction rules. It will never get you in oneway stree in wrong direction.</text:p>
      <text:p text:style-name="P16">Main functions for this feature:</text:p>
      <text:list xml:id="list4767380921706152278" text:style-name="L1">
        <text:list-item>
          <text:p text:style-name="P17">route – for defining start and end points (MapDrawer, 106);</text:p>
        </text:list-item>
        <text:list-item>
          <text:p text:style-name="P17">getCloseNodes – to find the closest intersection to the click (NodeCollection, 76);</text:p>
        </text:list-item>
        <text:list-item>
          <text:p text:style-name="P17">findThePath – <text:s/>to find the segments to draw and print out (MapDrawer, 202);</text:p>
        </text:list-item>
        <text:list-item>
          <text:p text:style-name="P17">getThePath – get all nodes, marked as the parts of the shortest path (NodeCollection, 124);</text:p>
        </text:list-item>
        <text:list-item>
          <text:p text:style-name="P17">findShortestPath – A* algorithm (NodeCollection, 86).</text:p>
        </text:list-item>
      </text:list>
      <text:p text:style-name="P16"/>
      <text:p text:style-name="P16"><text:s/>Pseudo-code for findShortestPath function:</text:p>
      <text:p text:style-name="P1"><text:tab/>take the nodes collection</text:p>
      <text:p text:style-name="P1"><text:tab/>mark all node.visited = <text:span text:style-name="T1">false</text:span>, node.pathFrom = null, <text:span text:style-name="T10">node.pathSegment = null</text:span></text:p>
      <text:p text:style-name="P7"><text:tab/></text:p>
      <text:p text:style-name="P9"><text:tab/>init fringe as a priority queue (curNode, prevNode, costToHere, estTotalCost, <text:span text:style-name="T2">segment</text:span>)</text:p>
      <text:p text:style-name="P9"><text:tab/>with estTotalCost as a prior<text:span text:style-name="T5">i</text:span>ty</text:p>
      <text:p text:style-name="P14"><text:tab/>put the start node there</text:p>
      <text:p text:style-name="P9"><text:tab/>iterate though the queue, while loop (not empty)</text:p>
      <text:p text:style-name="P10"><text:tab/><text:tab/>dequeue item</text:p>
      <text:p text:style-name="P10"><text:tab/><text:tab/>if not curNode.visited then</text:p>
      <text:p text:style-name="P11"><text:tab/><text:tab/><text:tab/>curNode.visited = true</text:p>
      <text:p text:style-name="P11"><text:tab/><text:tab/><text:tab/>curNode.pathFrom = prevNode</text:p>
      <text:p text:style-name="P11"><text:tab/><text:tab/><text:tab/><text:span text:style-name="T3">curNode.pathSegment = segment</text:span></text:p>
      <text:p text:style-name="P11"><text:tab/><text:tab/><text:tab/>if node = goalNode</text:p>
      <text:p text:style-name="P12"><text:tab/><text:tab/><text:tab/> <text:s text:c="3"/>return</text:p>
      <text:p text:style-name="P13"><text:tab/><text:tab/>take node.neighboursOut and iterate <text:span text:style-name="T3">segments</text:span></text:p>
      <text:p text:style-name="P8"><text:tab/><text:tab/> <text:s text:c="3"/>nodeNeighbour = <text:span text:style-name="T11">get segment other end</text:span></text:p>
      <text:p text:style-name="P8"><text:tab/><text:tab/> <text:s text:c="3"/>if not nodeNeighbour.visited <text:tab/><text:tab/><text:tab/></text:p>
      <text:p text:style-name="P8"><text:tab/><text:tab/> <text:s text:c="7"/>costToNeigh = costToHere + segment.length</text:p>
      <text:p text:style-name="P8"><text:tab/><text:tab/> <text:s text:c="7"/>estTotalCost = costTo<text:span text:style-name="T4">Neigh</text:span> + distance(nodeNeighbour and goalNode)</text:p>
      <text:p text:style-name="P8"><text:tab/><text:tab/> <text:s text:c="7"/>fringe.enqueue neighbourNode, curNode, costToNeigh, estTotalCost, <text:span text:style-name="T3">segment <text:s text:c="6"/></text:span></text:p>
      <text:p text:style-name="P20"><text:s text:c="8"/></text:p>
      <text:p text:style-name="P19"><text:span text:style-name="T6">Articulation points</text:span></text:p>
      <text:p text:style-name="P23">To display all the articulation points click on the Critical points button. <text:span text:style-name="T10">To remove the highlight click on the map anywhere.</text:span></text:p>
      <text:p text:style-name="P23">The algorithm uses iteration function.</text:p>
      <text:p text:style-name="P23">Main functions for this feature:</text:p>
      <text:list xml:id="list8973304332183293222" text:style-name="L2">
        <text:list-item>
          <text:p text:style-name="P24">findCriticalPoints (NodeCollection, 139);</text:p>
        </text:list-item>
        <text:list-item>
          <text:p text:style-name="P24">iterateArtPoints (NodeCollection, 164).</text:p>
        </text:list-item>
      </text:list>
      <text:p text:style-name="P3"/>
      <text:p text:style-name="P26"/>
      <text:p text:style-name="P26"><text:soft-page-break/><text:span text:style-name="T10">Pseudo-code for findArticulationPoints function:</text:span></text:p>
      <text:p text:style-name="P3"><text:s text:c="4"/>Set each node.depth to infinity</text:p>
      <text:p text:style-name="P3"><text:s text:c="4"/>Initialise articulationPoints <text:span text:style-name="T11">set</text:span></text:p>
      <text:p text:style-name="P4"><text:s text:c="4"/><text:span text:style-name="T11">for every node on collection</text:span></text:p>
      <text:p text:style-name="P4"><text:s text:c="8"/><text:span text:style-name="T11">init subTree</text:span></text:p>
      <text:p text:style-name="P4"><text:s text:c="8"/><text:span text:style-name="T11">if the node is not visited</text:span></text:p>
      <text:p text:style-name="P3"><text:s text:c="8"/><text:span text:style-name="T12">node.</text:span>depth = <text:span text:style-name="T12">0</text:span></text:p>
      <text:p text:style-name="P2"><text:s text:c="8"/><text:span text:style-name="T6">for each node's neighbour</text:span></text:p>
      <text:p text:style-name="P2"><text:s text:c="12"/><text:span text:style-name="T6">if neighbour is not visited</text:span></text:p>
      <text:p text:style-name="P2"><text:tab/> <text:s text:c="3"/><text:span text:style-name="T7">iterateArtPoints (neighbour, startNode, set)</text:span></text:p>
      <text:p text:style-name="P2"><text:tab/><text:span text:style-name="T12">subTree ++</text:span></text:p>
      <text:p text:style-name="P2"><text:s text:c="8"/><text:span text:style-name="T7">if numSubtrees &gt; 1</text:span></text:p>
      <text:p text:style-name="P2"><text:s text:c="12"/><text:span text:style-name="T12">set.add node</text:span></text:p>
      <text:p text:style-name="P2"><text:s text:c="4"/><text:span text:style-name="T12">return set</text:span></text:p>
      <text:p text:style-name="P27"/>
      <text:p text:style-name="P27"><text:span text:style-name="T10">Pseudo-code for iterateArtPoints function:</text:span></text:p>
      <text:p text:style-name="P29"><text:s text:c="4"/><text:span text:style-name="T12">init stack of elements/fringe</text:span></text:p>
      <text:p text:style-name="P29"><text:s text:c="4"/><text:span text:style-name="T12">create root element</text:span></text:p>
      <text:p text:style-name="P29"><text:span text:style-name="T12"><text:s text:c="4"/>create node element</text:span> (<text:span text:style-name="T9">firstN</text:span>ode, reachBack(1), parent(root), depth(0), childrenQueue(null)<text:span text:style-name="T12">)</text:span></text:p>
      <text:p text:style-name="P29"><text:s text:c="4"/><text:span text:style-name="T12">add it to the fringe</text:span></text:p>
      <text:p text:style-name="P4"><text:s text:c="4"/>while fringe is not empty</text:p>
      <text:p text:style-name="P4"><text:s text:c="8"/>fringeItem = fringe.peek()</text:p>
      <text:p text:style-name="P4"><text:s text:c="8"/><text:span text:style-name="T12">n</text:span>ode = fringeItem.node</text:p>
      <text:p text:style-name="P4"><text:s text:c="8"/>if childrenQueue is <text:span text:style-name="T8">null</text:span></text:p>
      <text:p text:style-name="P4"><text:s text:c="12"/>node.depth = fringeItem.depth</text:p>
      <text:p text:style-name="P4"><text:s text:c="12"/>fringeItem.reachBack = fringeItem.depth</text:p>
      <text:p text:style-name="P4"><text:s text:c="12"/>fringeItem.children = new Queue()</text:p>
      <text:p text:style-name="P4"><text:tab/> <text:s text:c="3"/>for each <text:span text:style-name="T12">node's neighbour</text:span></text:p>
      <text:p text:style-name="P4"><text:tab/> <text:s text:c="7"/>if neighbour != fringeItem.root</text:p>
      <text:p text:style-name="P4"><text:tab/><text:tab/>fringeItem.childrenQueue.add(neighbour)</text:p>
      <text:p text:style-name="P4"><text:s text:c="8"/><text:span text:style-name="T8">else if childrenQueue is not empty</text:span></text:p>
      <text:p text:style-name="P4"><text:tab/><text:span text:style-name="T8">child = childrenQueue.poll()</text:span></text:p>
      <text:p text:style-name="P4"><text:tab/><text:span text:style-name="T8">if child is visited</text:span></text:p>
      <text:p text:style-name="P5"><text:tab/> <text:s text:c="3"/><text:span text:style-name="T8">fringeItem.reachBack = min(fringeItem.reachBack, child.depth)</text:span></text:p>
      <text:p text:style-name="P5"><text:tab/><text:span text:style-name="T8">else</text:span></text:p>
      <text:p text:style-name="P5"><text:tab/> <text:s text:c="3"/><text:span text:style-name="T8">fringeStack.add (node(child), reachBack(nextNode.depth + 1), parent(fringeItem), depth(0), childrenQueue(null))</text:span></text:p>
      <text:p text:style-name="P5"><text:s text:c="8"/><text:span text:style-name="T8">else</text:span></text:p>
      <text:p text:style-name="P5"><text:tab/><text:span text:style-name="T8">if node != firstNode</text:span></text:p>
      <text:p text:style-name="P5"><text:tab/> <text:s text:c="3"/><text:span text:style-name="T9">if fringeItem.reachBack &gt;= fringeItem.parent.depth </text:span></text:p>
      <text:p text:style-name="P6"><text:tab/> <text:s text:c="7"/><text:span text:style-name="T9">articulationPoints.add (fringeItem.parent.node)</text:span></text:p>
      <text:p text:style-name="P6"><text:tab/> <text:s text:c="3"/><text:span text:style-name="T9"><text:s/>fringeItem.parent.reachBack = min( fringeItem.parent.reachBack, <text:s/>fringeItem.reachBack)</text:span></text:p>
      <text:p text:style-name="P6"><text:tab/><text:span text:style-name="T9">fringe.pop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1:13:31.393000000</meta:creation-date>
    <dc:date>2016-04-09T20:31:23.982000000</dc:date>
    <meta:editing-duration>PT16M17S</meta:editing-duration>
    <meta:editing-cycles>4</meta:editing-cycles>
    <meta:generator>LibreOffice/4.2.5.2$Windows_x86 LibreOffice_project/6ff819b65674ae6c83f3cbab9e4a4c2b292a7a94</meta:generator>
    <meta:document-statistic meta:table-count="0" meta:image-count="0" meta:object-count="0" meta:page-count="2" meta:paragraph-count="84" meta:word-count="428" meta:character-count="3525" meta:non-whitespace-character-count="2850"/>
  </office:meta>
</office:document-meta>
</file>